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21cm" fo:margin-left="-0.199cm" table:align="left" style:writing-mode="lr-tb"/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2.018cm"/>
    </style:style>
    <style:style style:name="Table1.1" style:family="table-row">
      <style:table-row-properties style:row-height="0.80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8.169cm" fo:margin-left="-0.199cm" table:align="left" style:writing-mode="lr-tb"/>
    </style:style>
    <style:style style:name="Table2.A" style:family="table-column">
      <style:table-column-properties style:column-width="8.1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0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color="#365f91" fo:font-weight="bold" style:font-weight-asian="bold"/>
    </style:style>
    <style:style style:name="P2" style:family="paragraph" style:parent-style-name="Standard">
      <style:text-properties fo:color="#365f91" fo:font-weight="bold" officeooo:rsid="000a9994" officeooo:paragraph-rsid="000a9994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snap-to-layout-grid="false"/>
      <style:text-properties officeooo:rsid="000a9994" officeooo:paragraph-rsid="000a9994"/>
    </style:style>
    <style:style style:name="P8" style:family="paragraph" style:parent-style-name="Standard">
      <style:text-properties officeooo:rsid="000a9994" officeooo:paragraph-rsid="000a9994"/>
    </style:style>
    <style:style style:name="P9" style:family="paragraph" style:parent-style-name="Standard">
      <style:text-properties fo:color="#000000" fo:font-weight="normal" officeooo:rsid="00147ced" officeooo:paragraph-rsid="000c9903" style:font-weight-asian="normal" style:font-weight-complex="normal"/>
    </style:style>
    <style:style style:name="P10" style:family="paragraph" style:parent-style-name="Standard">
      <style:text-properties officeooo:rsid="00147ced" officeooo:paragraph-rsid="000c9903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fo:color="#365f91"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a9994"/>
    </style:style>
    <style:style style:name="T4" style:family="text">
      <style:text-properties officeooo:rsid="000c99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dvanced Java Programming – Marking and Feedback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group id.</text:p>
          </table:table-cell>
          <table:table-cell table:style-name="Table1.B1" table:number-columns-spanned="2" office:value-type="string">
            <text:p text:style-name="Standard">* <text:span text:style-name="T3">C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assessment phase</text:p>
          </table:table-cell>
          <table:table-cell table:style-name="Table1.B1" table:number-columns-spanned="2" office:value-type="string">
            <text:p text:style-name="Standard">* <text:span text:style-name="T3">Vi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presentation date</text:p>
          </table:table-cell>
          <table:table-cell table:style-name="Table1.B1" table:number-columns-spanned="2" office:value-type="string">
            <text:p text:style-name="Standard">* <text:span text:style-name="T3">18/01/2019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tutor name &amp; mark </text:p>
          </table:table-cell>
          <table:table-cell table:style-name="Table1.B4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</table:table>
      <text:p text:style-name="P5">fields marked with * should be filled by the presenting team</text:p>
      <text:p text:style-name="P4"/>
      <text:p text:style-name="P1">group members</text:p>
      <text:p text:style-name="P1"/>
      <text:p text:style-name="Standard"><text:span text:style-name="T2">the table below should be completed</text:span> by the team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names</text:p>
          </table:table-cell>
        </table:table-row>
        <table:table-row table:style-name="Table2.2">
          <table:table-cell table:style-name="Table2.A2" office:value-type="string">
            <text:p text:style-name="P7">Camron Ali</text:p>
          </table:table-cell>
        </table:table-row>
        <table:table-row table:style-name="Table2.2">
          <table:table-cell table:style-name="Table2.A2" office:value-type="string">
            <text:p text:style-name="P7">Matt Marr</text:p>
          </table:table-cell>
        </table:table-row>
        <table:table-row table:style-name="Table2.2">
          <table:table-cell table:style-name="Table2.A2" office:value-type="string">
            <text:p text:style-name="P7">Andrew McGouran</text:p>
          </table:table-cell>
        </table:table-row>
        <table:table-row table:style-name="Table2.2">
          <table:table-cell table:style-name="Table2.A2" office:value-type="string">
            <text:p text:style-name="P7">Jason Flower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</table:table-row>
      </table:table>
      <text:p text:style-name="Standard"/>
      <text:p text:style-name="Standard"/>
      <text:p text:style-name="P11"><text:span text:style-name="T1">marking notes</text:span></text:p>
      <text:p text:style-name="P1"/>
      <text:p text:style-name="Standard"><text:span text:style-name="T1">strengths</text:span></text:p>
      <text:p text:style-name="P1"/>
      <text:p text:style-name="P10">Agent to portal connections. </text:p>
      <text:p text:style-name="P10">Agent to Agent connections. </text:p>
      <text:p text:style-name="P10">Connections through sockets.</text:p>
      <text:p text:style-name="P9">Overall rather good.</text:p>
      <text:p text:style-name="P1"/>
      <text:p text:style-name="Standard"><text:span text:style-name="T1">weaknesses</text:span></text:p>
      <text:p text:style-name="P1"/>
      <text:p text:style-name="P8">Deeper testing</text:p>
      <text:p text:style-name="P8">No portal to portal for architectural design of the system </text:p>
      <text:p text:style-name="P8">No visual representation of testing (graphs, diagrams)</text:p>
      <text:p text:style-name="Standard"/>
      <text:p text:style-name="P1">other notes</text:p>
      <text:p text:style-name="P1"/>
      <text:p text:style-name="P8"><text:span text:style-name="T4">S</text:span>end messages in a random order to the order the clients are created.</text:p>
      <text:p text:style-name="P8"><text:span text:style-name="T4">C</text:span>heck the message queue mid test to see how the queue handles messages.</text:p>
      <text:p text:style-name="Standard"/>
      <text:p text:style-name="P1">response to feedback &amp; action plan</text:p>
      <text:p text:style-name="P2"/>
      <text:p text:style-name="P8">Add portal to portal connections to allow the system to reflect the architectural design of the business. </text:p>
      <text:p text:style-name="P8">Adapt the testing to have greater depth.</text:p>
      <text:p text:style-name="P8">Use graphs and diagrams to s<text:span text:style-name="T4">how</text:span> how the message queues handle the messages. <text:span text:style-name="T4">(time by number of messages)</text:span></text:p>
      <text:p text:style-name="P8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Verdana" style:font-family-complex="Verdan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PIG_20_Code" style:display-name="PPIG Code" style:family="paragraph" style:parent-style-name="Standard">
      <style:paragraph-properties fo:margin-left="0.751cm" fo:margin-right="0cm" fo:text-indent="0cm" style:auto-text-indent="false" fo:padding-left="0.141cm" fo:padding-right="0cm" fo:padding-top="0cm" fo:padding-bottom="0cm" fo:border-left="0.51pt solid #000000" fo:border-right="none" fo:border-top="none" fo:border-bottom="none" style:text-autospace="none" style:punctuation-wrap="simple" style:vertical-align="baseline"/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</meta:initial-creator>
    <meta:creation-date>2016-10-13T14:07:00</meta:creation-date>
    <dc:date>2019-01-18T11:24:34.874298800</dc:date>
    <meta:editing-cycles>3</meta:editing-cycles>
    <meta:editing-duration>P2DT21H28M23S</meta:editing-duration>
    <meta:document-statistic meta:table-count="2" meta:image-count="0" meta:object-count="0" meta:page-count="1" meta:paragraph-count="33" meta:word-count="166" meta:character-count="999" meta:non-whitespace-character-count="860"/>
    <meta:generator>LibreOffice/5.3.6.1$Linux_X86_64 LibreOffice_project/30$Build-1</meta:generator>
  </office:meta>
</office:document-meta>
</file>